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8.2253304">
            <text:p>8.2253304</text:p>
          </table:table-cell>
          <table:table-cell office:value-type="float" office:value="8.0325508">
            <text:p>8.0325508</text:p>
          </table:table-cell>
          <table:table-cell office:value-type="float" office:value="8.1958828">
            <text:p>8.1958828</text:p>
          </table:table-cell>
          <table:table-cell office:value-type="float" office:value="8.3708887">
            <text:p>8.3708887</text:p>
          </table:table-cell>
          <table:table-cell office:value-type="float" office:value="8.3497744">
            <text:p>8.3497744</text:p>
          </table:table-cell>
          <table:table-cell office:value-type="float" office:value="8.2925529">
            <text:p>8.2925529</text:p>
          </table:table-cell>
          <table:table-cell office:value-type="float" office:value="8.2264404">
            <text:p>8.2264404</text:p>
          </table:table-cell>
          <table:table-cell office:value-type="float" office:value="8.1331062">
            <text:p>8.1331062</text:p>
          </table:table-cell>
          <table:table-cell office:value-type="float" office:value="8.1153288">
            <text:p>8.1153288</text:p>
          </table:table-cell>
          <table:table-cell office:value-type="float" office:value="8.0586624">
            <text:p>8.0586624</text:p>
          </table:table-cell>
          <table:table-cell office:value-type="float" office:value="8.1825514">
            <text:p>8.1825514</text:p>
          </table:table-cell>
          <table:table-cell office:value-type="float" office:value="8.3092175">
            <text:p>8.3092175</text:p>
          </table:table-cell>
          <table:table-cell office:value-type="float" office:value="8.3825541">
            <text:p>8.3825541</text:p>
          </table:table-cell>
          <table:table-cell office:value-type="float" office:value="8.3525524">
            <text:p>8.3525524</text:p>
          </table:table-cell>
          <table:table-cell office:value-type="float" office:value="8.378664">
            <text:p>8.378664</text:p>
          </table:table-cell>
          <table:table-cell office:value-type="float" office:value="8.3908882">
            <text:p>8.3908882</text:p>
          </table:table-cell>
          <table:table-cell office:value-type="float" office:value="8.3642206">
            <text:p>8.3642206</text:p>
          </table:table-cell>
          <table:table-cell office:value-type="float" office:value="8.4892263">
            <text:p>8.4892263</text:p>
          </table:table-cell>
          <table:table-cell office:value-type="float" office:value="8.5025606">
            <text:p>8.5025606</text:p>
          </table:table-cell>
          <table:table-cell office:value-type="float" office:value="8.5270061">
            <text:p>8.5270061</text:p>
          </table:table-cell>
          <table:table-cell office:value-type="float" office:value="8.6047859">
            <text:p>8.6047859</text:p>
          </table:table-cell>
          <table:table-cell office:value-type="float" office:value="8.6586742">
            <text:p>8.6586742</text:p>
          </table:table-cell>
          <table:table-cell office:value-type="float" office:value="8.8197851">
            <text:p>8.8197851</text:p>
          </table:table-cell>
          <table:table-cell office:value-type="float" office:value="9.3514585">
            <text:p>9.3514585</text:p>
          </table:table-cell>
          <table:table-cell office:value-type="float" office:value="10.320919">
            <text:p>10.320919</text:p>
          </table:table-cell>
          <table:table-cell office:value-type="float" office:value="10.8109264">
            <text:p>10.8109264</text:p>
          </table:table-cell>
          <table:table-cell office:value-type="float" office:value="10.972044">
            <text:p>10.972044</text:p>
          </table:table-cell>
          <table:table-cell office:value-type="float" office:value="11.0698223">
            <text:p>11.0698223</text:p>
          </table:table-cell>
          <table:table-cell office:value-type="float" office:value="11.3637114">
            <text:p>11.3637114</text:p>
          </table:table-cell>
          <table:table-cell office:value-type="float" office:value="11.6287174">
            <text:p>11.6287174</text:p>
          </table:table-cell>
          <table:table-cell office:value-type="float" office:value="11.8064985">
            <text:p>11.8064985</text:p>
          </table:table-cell>
          <table:table-cell office:value-type="float" office:value="12.2437258">
            <text:p>12.2437258</text:p>
          </table:table-cell>
          <table:table-cell office:value-type="float" office:value="12.1826143">
            <text:p>12.1826143</text:p>
          </table:table-cell>
          <table:table-cell office:value-type="float" office:value="11.9765015">
            <text:p>11.9765015</text:p>
          </table:table-cell>
          <table:table-cell office:value-type="float" office:value="11.9353886">
            <text:p>11.9353886</text:p>
          </table:table-cell>
          <table:table-cell office:value-type="float" office:value="11.2526007">
            <text:p>11.2526007</text:p>
          </table:table-cell>
          <table:table-cell office:value-type="float" office:value="11.2942677">
            <text:p>11.2942677</text:p>
          </table:table-cell>
          <table:table-cell office:value-type="float" office:value="11.2603779">
            <text:p>11.2603779</text:p>
          </table:table-cell>
          <table:table-cell office:value-type="float" office:value="11.3014898">
            <text:p>11.3014898</text:p>
          </table:table-cell>
          <table:table-cell office:value-type="float" office:value="11.1131544">
            <text:p>11.1131544</text:p>
          </table:table-cell>
          <table:table-cell office:value-type="float" office:value="11.394824">
            <text:p>11.394824</text:p>
          </table:table-cell>
          <table:table-cell office:value-type="float" office:value="11.6903849">
            <text:p>11.6903849</text:p>
          </table:table-cell>
          <table:table-cell office:value-type="float" office:value="11.6859407">
            <text:p>11.6859407</text:p>
          </table:table-cell>
          <table:table-cell office:value-type="float" office:value="11.524828">
            <text:p>11.524828</text:p>
          </table:table-cell>
          <table:table-cell office:value-type="float" office:value="11.0803776">
            <text:p>11.0803776</text:p>
          </table:table-cell>
          <table:table-cell office:value-type="float" office:value="11.3370447">
            <text:p>11.3370447</text:p>
          </table:table-cell>
          <table:table-cell office:value-type="float" office:value="11.6948309">
            <text:p>11.6948309</text:p>
          </table:table-cell>
          <table:table-cell office:value-type="float" office:value="11.4881582">
            <text:p>11.4881582</text:p>
          </table:table-cell>
          <table:table-cell office:value-type="float" office:value="11.5103807">
            <text:p>11.5103807</text:p>
          </table:table-cell>
          <table:table-cell office:value-type="float" office:value="11.4020462">
            <text:p>11.4020462</text:p>
          </table:table-cell>
          <table:table-cell office:value-type="float" office:value="11.6026058">
            <text:p>11.6026058</text:p>
          </table:table-cell>
          <table:table-cell office:value-type="float" office:value="11.4942703">
            <text:p>11.4942703</text:p>
          </table:table-cell>
          <table:table-cell office:value-type="float" office:value="11.3526001">
            <text:p>11.3526001</text:p>
          </table:table-cell>
          <table:table-cell office:value-type="float" office:value="11.2009335">
            <text:p>11.2009335</text:p>
          </table:table-cell>
          <table:table-cell office:value-type="float" office:value="10.8431492">
            <text:p>10.8431492</text:p>
          </table:table-cell>
          <table:table-cell office:value-type="float" office:value="10.9603739">
            <text:p>10.9603739</text:p>
          </table:table-cell>
          <table:table-cell office:value-type="float" office:value="11.437602">
            <text:p>11.437602</text:p>
          </table:table-cell>
          <table:table-cell office:value-type="float" office:value="11.390933">
            <text:p>11.390933</text:p>
          </table:table-cell>
          <table:table-cell office:value-type="float" office:value="11.1876001">
            <text:p>11.1876001</text:p>
          </table:table-cell>
          <table:table-cell office:value-type="float" office:value="10.9892673">
            <text:p>10.9892673</text:p>
          </table:table-cell>
          <table:table-cell office:value-type="float" office:value="11.0181541">
            <text:p>11.0181541</text:p>
          </table:table-cell>
          <table:table-cell office:value-type="float" office:value="11.2309322">
            <text:p>11.2309322</text:p>
          </table:table-cell>
          <table:table-cell office:value-type="float" office:value="11.302599">
            <text:p>11.302599</text:p>
          </table:table-cell>
          <table:table-cell office:value-type="float" office:value="11.2087116">
            <text:p>11.2087116</text:p>
          </table:table-cell>
          <table:table-cell office:value-type="float" office:value="11.0870447">
            <text:p>11.0870447</text:p>
          </table:table-cell>
          <table:table-cell office:value-type="float" office:value="11.4548254">
            <text:p>11.4548254</text:p>
          </table:table-cell>
          <table:table-cell office:value-type="float" office:value="11.7620554">
            <text:p>11.7620554</text:p>
          </table:table-cell>
          <table:table-cell office:value-type="float" office:value="11.8998346">
            <text:p>11.8998346</text:p>
          </table:table-cell>
          <table:table-cell office:value-type="float" office:value="12.1481686">
            <text:p>12.1481686</text:p>
          </table:table-cell>
          <table:table-cell office:value-type="float" office:value="12.0503902">
            <text:p>12.0503902</text:p>
          </table:table-cell>
          <table:table-cell office:value-type="float" office:value="11.9831676">
            <text:p>11.9831676</text:p>
          </table:table-cell>
          <table:table-cell office:value-type="float" office:value="12.12428">
            <text:p>12.12428</text:p>
          </table:table-cell>
          <table:table-cell office:value-type="float" office:value="11.997057">
            <text:p>11.997057</text:p>
          </table:table-cell>
          <table:table-cell office:value-type="float" office:value="11.9631672">
            <text:p>11.9631672</text:p>
          </table:table-cell>
          <table:table-cell office:value-type="float" office:value="11.9176111">
            <text:p>11.9176111</text:p>
          </table:table-cell>
          <table:table-cell office:value-type="float" office:value="11.9009457">
            <text:p>11.9009457</text:p>
          </table:table-cell>
          <table:table-cell office:value-type="float" office:value="11.5059376">
            <text:p>11.5059376</text:p>
          </table:table-cell>
          <table:table-cell office:value-type="float" office:value="12.1615019">
            <text:p>12.1615019</text:p>
          </table:table-cell>
          <table:table-cell office:value-type="float" office:value="12.123724">
            <text:p>12.123724</text:p>
          </table:table-cell>
          <table:table-cell office:value-type="float" office:value="11.7898321">
            <text:p>11.7898321</text:p>
          </table:table-cell>
          <table:table-cell office:value-type="float" office:value="11.9353895">
            <text:p>11.9353895</text:p>
          </table:table-cell>
          <table:table-cell office:value-type="float" office:value="11.917057">
            <text:p>11.917057</text:p>
          </table:table-cell>
          <table:table-cell office:value-type="float" office:value="11.7370539">
            <text:p>11.7370539</text:p>
          </table:table-cell>
          <table:table-cell office:value-type="float" office:value="11.5953836">
            <text:p>11.5953836</text:p>
          </table:table-cell>
          <table:table-cell office:value-type="float" office:value="11.6259394">
            <text:p>11.6259394</text:p>
          </table:table-cell>
          <table:table-cell office:value-type="float" office:value="11.093152">
            <text:p>11.093152</text:p>
          </table:table-cell>
          <table:table-cell office:value-type="float" office:value="10.2575874">
            <text:p>10.2575874</text:p>
          </table:table-cell>
          <table:table-cell office:value-type="float" office:value="9.6959095">
            <text:p>9.6959095</text:p>
          </table:table-cell>
          <table:table-cell office:value-type="float" office:value="9.847578">
            <text:p>9.847578</text:p>
          </table:table-cell>
          <table:table-cell office:value-type="float" office:value="9.71591">
            <text:p>9.71591</text:p>
          </table:table-cell>
          <table:table-cell office:value-type="float" office:value="9.7386885">
            <text:p>9.7386885</text:p>
          </table:table-cell>
          <table:table-cell office:value-type="float" office:value="9.5853539">
            <text:p>9.5853539</text:p>
          </table:table-cell>
          <table:table-cell office:value-type="float" office:value="9.4964647">
            <text:p>9.4964647</text:p>
          </table:table-cell>
          <table:table-cell office:value-type="float" office:value="9.4386835">
            <text:p>9.4386835</text:p>
          </table:table-cell>
          <table:table-cell office:value-type="float" office:value="9.4770193">
            <text:p>9.4770193</text:p>
          </table:table-cell>
          <table:table-cell office:value-type="float" office:value="9.3">
            <text:p>9.3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.4383646">
            <text:p>1.4383646</text:p>
          </table:table-cell>
          <table:table-cell office:value-type="float" office:value="1.4085999">
            <text:p>1.4085999</text:p>
          </table:table-cell>
          <table:table-cell office:value-type="float" office:value="1.3553365">
            <text:p>1.3553365</text:p>
          </table:table-cell>
          <table:table-cell office:value-type="float" office:value="1.3193054">
            <text:p>1.3193054</text:p>
          </table:table-cell>
          <table:table-cell office:value-type="float" office:value="1.3160603">
            <text:p>1.3160603</text:p>
          </table:table-cell>
          <table:table-cell office:value-type="float" office:value="1.2991637">
            <text:p>1.2991637</text:p>
          </table:table-cell>
          <table:table-cell office:value-type="float" office:value="1.294464">
            <text:p>1.294464</text:p>
          </table:table-cell>
          <table:table-cell office:value-type="float" office:value="1.2991637">
            <text:p>1.2991637</text:p>
          </table:table-cell>
          <table:table-cell office:value-type="float" office:value="1.2655944">
            <text:p>1.2655944</text:p>
          </table:table-cell>
          <table:table-cell office:value-type="float" office:value="1.2488097">
            <text:p>1.2488097</text:p>
          </table:table-cell>
          <table:table-cell office:value-type="float" office:value="1.2558593">
            <text:p>1.2558593</text:p>
          </table:table-cell>
          <table:table-cell office:value-type="float" office:value="1.2786865">
            <text:p>1.2786865</text:p>
          </table:table-cell>
          <table:table-cell office:value-type="float" office:value="1.2689514">
            <text:p>1.2689514</text:p>
          </table:table-cell>
          <table:table-cell office:value-type="float" office:value="1.2689514">
            <text:p>1.2689514</text:p>
          </table:table-cell>
          <table:table-cell office:value-type="float" office:value="1.3310547">
            <text:p>1.3310547</text:p>
          </table:table-cell>
          <table:table-cell office:value-type="float" office:value="1.3425802">
            <text:p>1.3425802</text:p>
          </table:table-cell>
          <table:table-cell office:value-type="float" office:value="1.4031168">
            <text:p>1.4031168</text:p>
          </table:table-cell>
          <table:table-cell office:value-type="float" office:value="1.4140829">
            <text:p>1.4140829</text:p>
          </table:table-cell>
          <table:table-cell office:value-type="float" office:value="1.4907328">
            <text:p>1.4907328</text:p>
          </table:table-cell>
          <table:table-cell office:value-type="float" office:value="1.536499">
            <text:p>1.536499</text:p>
          </table:table-cell>
          <table:table-cell office:value-type="float" office:value="1.6025187">
            <text:p>1.6025187</text:p>
          </table:table-cell>
          <table:table-cell office:value-type="float" office:value="1.637319">
            <text:p>1.637319</text:p>
          </table:table-cell>
          <table:table-cell office:value-type="float" office:value="1.8085225">
            <text:p>1.8085225</text:p>
          </table:table-cell>
          <table:table-cell office:value-type="float" office:value="1.9869995">
            <text:p>1.9869995</text:p>
          </table:table-cell>
          <table:table-cell office:value-type="float" office:value="2.7231753">
            <text:p>2.7231753</text:p>
          </table:table-cell>
          <table:table-cell office:value-type="float" office:value="3.0432029">
            <text:p>3.0432029</text:p>
          </table:table-cell>
          <table:table-cell office:value-type="float" office:value="3.1933846">
            <text:p>3.1933846</text:p>
          </table:table-cell>
          <table:table-cell office:value-type="float" office:value="3.3148015">
            <text:p>3.3148015</text:p>
          </table:table-cell>
          <table:table-cell office:value-type="float" office:value="3.5230513">
            <text:p>3.5230513</text:p>
          </table:table-cell>
          <table:table-cell office:value-type="float" office:value="3.7975364">
            <text:p>3.7975364</text:p>
          </table:table-cell>
          <table:table-cell office:value-type="float" office:value="3.8445334">
            <text:p>3.8445334</text:p>
          </table:table-cell>
          <table:table-cell office:value-type="float" office:value="3.8403933">
            <text:p>3.8403933</text:p>
          </table:table-cell>
          <table:table-cell office:value-type="float" office:value="3.8727314">
            <text:p>3.8727314</text:p>
          </table:table-cell>
          <table:table-cell office:value-type="float" office:value="3.9428914">
            <text:p>3.9428914</text:p>
          </table:table-cell>
          <table:table-cell office:value-type="float" office:value="3.9039509">
            <text:p>3.9039509</text:p>
          </table:table-cell>
          <table:table-cell office:value-type="float" office:value="3.9036152">
            <text:p>3.9036152</text:p>
          </table:table-cell>
          <table:table-cell office:value-type="float" office:value="3.7810872">
            <text:p>3.7810872</text:p>
          </table:table-cell>
          <table:table-cell office:value-type="float" office:value="3.4922791">
            <text:p>3.4922791</text:p>
          </table:table-cell>
          <table:table-cell office:value-type="float" office:value="3.3807168">
            <text:p>3.3807168</text:p>
          </table:table-cell>
          <table:table-cell office:value-type="float" office:value="3.6621399">
            <text:p>3.6621399</text:p>
          </table:table-cell>
          <table:table-cell office:value-type="float" office:value="3.5829163">
            <text:p>3.5829163</text:p>
          </table:table-cell>
          <table:table-cell office:value-type="float" office:value="3.6318154">
            <text:p>3.6318154</text:p>
          </table:table-cell>
          <table:table-cell office:value-type="float" office:value="3.7800801">
            <text:p>3.7800801</text:p>
          </table:table-cell>
          <table:table-cell office:value-type="float" office:value="3.8134255">
            <text:p>3.8134255</text:p>
          </table:table-cell>
          <table:table-cell office:value-type="float" office:value="3.8681438">
            <text:p>3.8681438</text:p>
          </table:table-cell>
          <table:table-cell office:value-type="float" office:value="3.8165588">
            <text:p>3.8165588</text:p>
          </table:table-cell>
          <table:table-cell office:value-type="float" office:value="3.7785134">
            <text:p>3.7785134</text:p>
          </table:table-cell>
          <table:table-cell office:value-type="float" office:value="3.6810505">
            <text:p>3.6810505</text:p>
          </table:table-cell>
          <table:table-cell office:value-type="float" office:value="3.7173054">
            <text:p>3.7173054</text:p>
          </table:table-cell>
          <table:table-cell office:value-type="float" office:value="3.7738137">
            <text:p>3.7738137</text:p>
          </table:table-cell>
          <table:table-cell office:value-type="float" office:value="3.7277119">
            <text:p>3.7277119</text:p>
          </table:table-cell>
          <table:table-cell office:value-type="float" office:value="3.6744485">
            <text:p>3.6744485</text:p>
          </table:table-cell>
          <table:table-cell office:value-type="float" office:value="3.6999612">
            <text:p>3.6999612</text:p>
          </table:table-cell>
          <table:table-cell office:value-type="float" office:value="3.6321511">
            <text:p>3.6321511</text:p>
          </table:table-cell>
          <table:table-cell office:value-type="float" office:value="3.4275963">
            <text:p>3.4275963</text:p>
          </table:table-cell>
          <table:table-cell office:value-type="float" office:value="3.2078145">
            <text:p>3.2078145</text:p>
          </table:table-cell>
          <table:table-cell office:value-type="float" office:value="3.1668582">
            <text:p>3.1668582</text:p>
          </table:table-cell>
          <table:table-cell office:value-type="float" office:value="3.1209798">
            <text:p>3.1209798</text:p>
          </table:table-cell>
          <table:table-cell office:value-type="float" office:value="3.088974">
            <text:p>3.088974</text:p>
          </table:table-cell>
          <table:table-cell office:value-type="float" office:value="2.9380193">
            <text:p>2.9380193</text:p>
          </table:table-cell>
          <table:table-cell office:value-type="float" office:value="2.9824431">
            <text:p>2.9824431</text:p>
          </table:table-cell>
          <table:table-cell office:value-type="float" office:value="2.949656">
            <text:p>2.949656</text:p>
          </table:table-cell>
          <table:table-cell office:value-type="float" office:value="2.9219055">
            <text:p>2.9219055</text:p>
          </table:table-cell>
          <table:table-cell office:value-type="float" office:value="2.9771829">
            <text:p>2.9771829</text:p>
          </table:table-cell>
          <table:table-cell office:value-type="float" office:value="2.9568176">
            <text:p>2.9568176</text:p>
          </table:table-cell>
          <table:table-cell office:value-type="float" office:value="3.0703962">
            <text:p>3.0703962</text:p>
          </table:table-cell>
          <table:table-cell office:value-type="float" office:value="3.1382084">
            <text:p>3.1382084</text:p>
          </table:table-cell>
          <table:table-cell office:value-type="float" office:value="3.2550423">
            <text:p>3.2550423</text:p>
          </table:table-cell>
          <table:table-cell office:value-type="float" office:value="3.3799336">
            <text:p>3.3799336</text:p>
          </table:table-cell>
          <table:table-cell office:value-type="float" office:value="3.3985085">
            <text:p>3.3985085</text:p>
          </table:table-cell>
          <table:table-cell office:value-type="float" office:value="3.3712056">
            <text:p>3.3712056</text:p>
          </table:table-cell>
          <table:table-cell office:value-type="float" office:value="3.4472961">
            <text:p>3.4472961</text:p>
          </table:table-cell>
          <table:table-cell office:value-type="float" office:value="3.4726968">
            <text:p>3.4726968</text:p>
          </table:table-cell>
          <table:table-cell office:value-type="float" office:value="3.4425962">
            <text:p>3.4425962</text:p>
          </table:table-cell>
          <table:table-cell office:value-type="float" office:value="3.4276021">
            <text:p>3.4276021</text:p>
          </table:table-cell>
          <table:table-cell office:value-type="float" office:value="3.4014156">
            <text:p>3.4014156</text:p>
          </table:table-cell>
          <table:table-cell office:value-type="float" office:value="3.4105935">
            <text:p>3.4105935</text:p>
          </table:table-cell>
          <table:table-cell office:value-type="float" office:value="3.4140601">
            <text:p>3.4140601</text:p>
          </table:table-cell>
          <table:table-cell office:value-type="float" office:value="3.3567708">
            <text:p>3.3567708</text:p>
          </table:table-cell>
          <table:table-cell office:value-type="float" office:value="3.2342284">
            <text:p>3.2342284</text:p>
          </table:table-cell>
          <table:table-cell office:value-type="float" office:value="3.1912525">
            <text:p>3.1912525</text:p>
          </table:table-cell>
          <table:table-cell office:value-type="float" office:value="3.0831566">
            <text:p>3.0831566</text:p>
          </table:table-cell>
          <table:table-cell office:value-type="float" office:value="3.0501435">
            <text:p>3.0501435</text:p>
          </table:table-cell>
          <table:table-cell office:value-type="float" office:value="2.8937073">
            <text:p>2.8937073</text:p>
          </table:table-cell>
          <table:table-cell office:value-type="float" office:value="2.8356323">
            <text:p>2.8356323</text:p>
          </table:table-cell>
          <table:table-cell office:value-type="float" office:value="2.7445474">
            <text:p>2.7445474</text:p>
          </table:table-cell>
          <table:table-cell office:value-type="float" office:value="2.4059448">
            <text:p>2.4059448</text:p>
          </table:table-cell>
          <table:table-cell office:value-type="float" office:value="2.1753232">
            <text:p>2.1753232</text:p>
          </table:table-cell>
          <table:table-cell office:value-type="float" office:value="2.0534668">
            <text:p>2.0534668</text:p>
          </table:table-cell>
          <table:table-cell office:value-type="float" office:value="1.9624939">
            <text:p>1.9624939</text:p>
          </table:table-cell>
          <table:table-cell office:value-type="float" office:value="1.8977051">
            <text:p>1.8977051</text:p>
          </table:table-cell>
          <table:table-cell office:value-type="float" office:value="1.8388468">
            <text:p>1.8388468</text:p>
          </table:table-cell>
          <table:table-cell office:value-type="float" office:value="1.7356771">
            <text:p>1.7356771</text:p>
          </table:table-cell>
          <table:table-cell office:value-type="float" office:value="1.7033386">
            <text:p>1.7033386</text:p>
          </table:table-cell>
          <table:table-cell office:value-type="float" office:value="1.6675314">
            <text:p>1.6675314</text:p>
          </table:table-cell>
          <table:table-cell office:value-type="float" office:value="1.7">
            <text:p>1.7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9991069">
            <text:p>0.9991069</text:p>
          </table:table-cell>
          <table:table-cell office:value-type="float" office:value="0.8096628">
            <text:p>0.8096628</text:p>
          </table:table-cell>
          <table:table-cell office:value-type="float" office:value="0.9257741">
            <text:p>0.9257741</text:p>
          </table:table-cell>
          <table:table-cell office:value-type="float" office:value="1.0807749">
            <text:p>1.0807749</text:p>
          </table:table-cell>
          <table:table-cell office:value-type="float" office:value="1.0591065">
            <text:p>1.0591065</text:p>
          </table:table-cell>
          <table:table-cell office:value-type="float" office:value="1.0352182">
            <text:p>1.0352182</text:p>
          </table:table-cell>
          <table:table-cell office:value-type="float" office:value="1.0068871">
            <text:p>1.0068871</text:p>
          </table:table-cell>
          <table:table-cell office:value-type="float" office:value="0.9852186">
            <text:p>0.9852186</text:p>
          </table:table-cell>
          <table:table-cell office:value-type="float" office:value="1.0552195">
            <text:p>1.0552195</text:p>
          </table:table-cell>
          <table:table-cell office:value-type="float" office:value="0.970219">
            <text:p>0.970219</text:p>
          </table:table-cell>
          <table:table-cell office:value-type="float" office:value="1.0407755">
            <text:p>1.0407755</text:p>
          </table:table-cell>
          <table:table-cell office:value-type="float" office:value="1.0357733">
            <text:p>1.0357733</text:p>
          </table:table-cell>
          <table:table-cell office:value-type="float" office:value="1.0924405">
            <text:p>1.0924405</text:p>
          </table:table-cell>
          <table:table-cell office:value-type="float" office:value="1.0491087">
            <text:p>1.0491087</text:p>
          </table:table-cell>
          <table:table-cell office:value-type="float" office:value="1.0868859">
            <text:p>1.0868859</text:p>
          </table:table-cell>
          <table:table-cell office:value-type="float" office:value="1.0641086">
            <text:p>1.0641086</text:p>
          </table:table-cell>
          <table:table-cell office:value-type="float" office:value="1.0413312">
            <text:p>1.0413312</text:p>
          </table:table-cell>
          <table:table-cell office:value-type="float" office:value="1.0852197">
            <text:p>1.0852197</text:p>
          </table:table-cell>
          <table:table-cell office:value-type="float" office:value="1.0863292">
            <text:p>1.0863292</text:p>
          </table:table-cell>
          <table:table-cell office:value-type="float" office:value="1.1124399">
            <text:p>1.1124399</text:p>
          </table:table-cell>
          <table:table-cell office:value-type="float" office:value="1.0913312">
            <text:p>1.0913312</text:p>
          </table:table-cell>
          <table:table-cell office:value-type="float" office:value="1.1018854">
            <text:p>1.1018854</text:p>
          </table:table-cell>
          <table:table-cell office:value-type="float" office:value="1.1991109">
            <text:p>1.1991109</text:p>
          </table:table-cell>
          <table:table-cell office:value-type="float" office:value="1.490788">
            <text:p>1.490788</text:p>
          </table:table-cell>
          <table:table-cell office:value-type="float" office:value="1.9530134">
            <text:p>1.9530134</text:p>
          </table:table-cell>
          <table:table-cell office:value-type="float" office:value="2.1785741">
            <text:p>2.1785741</text:p>
          </table:table-cell>
          <table:table-cell office:value-type="float" office:value="2.2663548">
            <text:p>2.2663548</text:p>
          </table:table-cell>
          <table:table-cell office:value-type="float" office:value="2.3280213">
            <text:p>2.3280213</text:p>
          </table:table-cell>
          <table:table-cell office:value-type="float" office:value="2.3713536">
            <text:p>2.3713536</text:p>
          </table:table-cell>
          <table:table-cell office:value-type="float" office:value="2.599689">
            <text:p>2.599689</text:p>
          </table:table-cell>
          <table:table-cell office:value-type="float" office:value="2.8474736">
            <text:p>2.8474736</text:p>
          </table:table-cell>
          <table:table-cell office:value-type="float" office:value="3.0308113">
            <text:p>3.0308113</text:p>
          </table:table-cell>
          <table:table-cell office:value-type="float" office:value="3.1213658">
            <text:p>3.1213658</text:p>
          </table:table-cell>
          <table:table-cell office:value-type="float" office:value="2.9919217">
            <text:p>2.9919217</text:p>
          </table:table-cell>
          <table:table-cell office:value-type="float" office:value="3.0158117">
            <text:p>3.0158117</text:p>
          </table:table-cell>
          <table:table-cell office:value-type="float" office:value="2.8296938">
            <text:p>2.8296938</text:p>
          </table:table-cell>
          <table:table-cell office:value-type="float" office:value="2.8758073">
            <text:p>2.8758073</text:p>
          </table:table-cell>
          <table:table-cell office:value-type="float" office:value="2.8319173">
            <text:p>2.8319173</text:p>
          </table:table-cell>
          <table:table-cell office:value-type="float" office:value="2.8146942">
            <text:p>2.8146942</text:p>
          </table:table-cell>
          <table:table-cell office:value-type="float" office:value="2.6408007">
            <text:p>2.6408007</text:p>
          </table:table-cell>
          <table:table-cell office:value-type="float" office:value="2.6680219">
            <text:p>2.6680219</text:p>
          </table:table-cell>
          <table:table-cell office:value-type="float" office:value="2.931365">
            <text:p>2.931365</text:p>
          </table:table-cell>
          <table:table-cell office:value-type="float" office:value="2.865252">
            <text:p>2.865252</text:p>
          </table:table-cell>
          <table:table-cell office:value-type="float" office:value="2.7219145">
            <text:p>2.7219145</text:p>
          </table:table-cell>
          <table:table-cell office:value-type="float" office:value="2.4524667">
            <text:p>2.4524667</text:p>
          </table:table-cell>
          <table:table-cell office:value-type="float" office:value="2.5269103">
            <text:p>2.5269103</text:p>
          </table:table-cell>
          <table:table-cell office:value-type="float" office:value="2.8730304">
            <text:p>2.8730304</text:p>
          </table:table-cell>
          <table:table-cell office:value-type="float" office:value="3.0235891">
            <text:p>3.0235891</text:p>
          </table:table-cell>
          <table:table-cell office:value-type="float" office:value="3.014143">
            <text:p>3.014143</text:p>
          </table:table-cell>
          <table:table-cell office:value-type="float" office:value="2.8819182">
            <text:p>2.8819182</text:p>
          </table:table-cell>
          <table:table-cell office:value-type="float" office:value="2.9758096">
            <text:p>2.9758096</text:p>
          </table:table-cell>
          <table:table-cell office:value-type="float" office:value="2.8602514">
            <text:p>2.8602514</text:p>
          </table:table-cell>
          <table:table-cell office:value-type="float" office:value="2.818027">
            <text:p>2.818027</text:p>
          </table:table-cell>
          <table:table-cell office:value-type="float" office:value="2.6780221">
            <text:p>2.6780221</text:p>
          </table:table-cell>
          <table:table-cell office:value-type="float" office:value="2.4080217">
            <text:p>2.4080217</text:p>
          </table:table-cell>
          <table:table-cell office:value-type="float" office:value="2.5557997">
            <text:p>2.5557997</text:p>
          </table:table-cell>
          <table:table-cell office:value-type="float" office:value="2.738024">
            <text:p>2.738024</text:p>
          </table:table-cell>
          <table:table-cell office:value-type="float" office:value="2.6824665">
            <text:p>2.6824665</text:p>
          </table:table-cell>
          <table:table-cell office:value-type="float" office:value="2.4974656">
            <text:p>2.4974656</text:p>
          </table:table-cell>
          <table:table-cell office:value-type="float" office:value="2.4552436">
            <text:p>2.4552436</text:p>
          </table:table-cell>
          <table:table-cell office:value-type="float" office:value="2.4657998">
            <text:p>2.4657998</text:p>
          </table:table-cell>
          <table:table-cell office:value-type="float" office:value="2.5302434">
            <text:p>2.5302434</text:p>
          </table:table-cell>
          <table:table-cell office:value-type="float" office:value="2.5691323">
            <text:p>2.5691323</text:p>
          </table:table-cell>
          <table:table-cell office:value-type="float" office:value="2.4352431">
            <text:p>2.4352431</text:p>
          </table:table-cell>
          <table:table-cell office:value-type="float" office:value="2.4207985">
            <text:p>2.4207985</text:p>
          </table:table-cell>
          <table:table-cell office:value-type="float" office:value="2.5830214">
            <text:p>2.5830214</text:p>
          </table:table-cell>
          <table:table-cell office:value-type="float" office:value="2.7208006">
            <text:p>2.7208006</text:p>
          </table:table-cell>
          <table:table-cell office:value-type="float" office:value="2.7296898">
            <text:p>2.7296898</text:p>
          </table:table-cell>
          <table:table-cell office:value-type="float" office:value="2.8674743">
            <text:p>2.8674743</text:p>
          </table:table-cell>
          <table:table-cell office:value-type="float" office:value="2.8552518">
            <text:p>2.8552518</text:p>
          </table:table-cell>
          <table:table-cell office:value-type="float" office:value="2.831917">
            <text:p>2.831917</text:p>
          </table:table-cell>
          <table:table-cell office:value-type="float" office:value="2.8385837">
            <text:p>2.8385837</text:p>
          </table:table-cell>
          <table:table-cell office:value-type="float" office:value="2.7619131">
            <text:p>2.7619131</text:p>
          </table:table-cell>
          <table:table-cell office:value-type="float" office:value="2.8019149">
            <text:p>2.8019149</text:p>
          </table:table-cell>
          <table:table-cell office:value-type="float" office:value="2.6602447">
            <text:p>2.6602447</text:p>
          </table:table-cell>
          <table:table-cell office:value-type="float" office:value="2.5596876">
            <text:p>2.5596876</text:p>
          </table:table-cell>
          <table:table-cell office:value-type="float" office:value="2.2385759">
            <text:p>2.2385759</text:p>
          </table:table-cell>
          <table:table-cell office:value-type="float" office:value="2.7269123">
            <text:p>2.7269123</text:p>
          </table:table-cell>
          <table:table-cell office:value-type="float" office:value="2.6935787">
            <text:p>2.6935787</text:p>
          </table:table-cell>
          <table:table-cell office:value-type="float" office:value="2.6052442">
            <text:p>2.6052442</text:p>
          </table:table-cell>
          <table:table-cell office:value-type="float" office:value="2.6380217">
            <text:p>2.6380217</text:p>
          </table:table-cell>
          <table:table-cell office:value-type="float" office:value="2.5941327">
            <text:p>2.5941327</text:p>
          </table:table-cell>
          <table:table-cell office:value-type="float" office:value="2.5296876">
            <text:p>2.5296876</text:p>
          </table:table-cell>
          <table:table-cell office:value-type="float" office:value="2.4307995">
            <text:p>2.4307995</text:p>
          </table:table-cell>
          <table:table-cell office:value-type="float" office:value="2.4396882">
            <text:p>2.4396882</text:p>
          </table:table-cell>
          <table:table-cell office:value-type="float" office:value="2.1674628">
            <text:p>2.1674628</text:p>
          </table:table-cell>
          <table:table-cell office:value-type="float" office:value="1.7318988">
            <text:p>1.7318988</text:p>
          </table:table-cell>
          <table:table-cell office:value-type="float" office:value="1.656898">
            <text:p>1.656898</text:p>
          </table:table-cell>
          <table:table-cell office:value-type="float" office:value="1.7324536">
            <text:p>1.7324536</text:p>
          </table:table-cell>
          <table:table-cell office:value-type="float" office:value="1.695232">
            <text:p>1.695232</text:p>
          </table:table-cell>
          <table:table-cell office:value-type="float" office:value="1.737453">
            <text:p>1.737453</text:p>
          </table:table-cell>
          <table:table-cell office:value-type="float" office:value="1.6957865">
            <text:p>1.6957865</text:p>
          </table:table-cell>
          <table:table-cell office:value-type="float" office:value="1.6685648">
            <text:p>1.6685648</text:p>
          </table:table-cell>
          <table:table-cell office:value-type="float" office:value="1.6602316">
            <text:p>1.6602316</text:p>
          </table:table-cell>
          <table:table-cell office:value-type="float" office:value="1.6752313">
            <text:p>1.6752313</text:p>
          </table:table-cell>
          <table:table-cell office:value-type="float" office:value="1.66">
            <text:p>1.66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910054">
            <text:p>-0.7910054</text:p>
          </table:table-cell>
          <table:table-cell office:value-type="float" office:value="-0.7855225">
            <text:p>-0.7855225</text:p>
          </table:table-cell>
          <table:table-cell office:value-type="float" office:value="-0.7910054">
            <text:p>-0.7910054</text:p>
          </table:table-cell>
          <table:table-cell office:value-type="float" office:value="-0.7944743">
            <text:p>-0.7944743</text:p>
          </table:table-cell>
          <table:table-cell office:value-type="float" office:value="-0.7989502">
            <text:p>-0.7989502</text:p>
          </table:table-cell>
          <table:table-cell office:value-type="float" office:value="-0.7855225">
            <text:p>-0.7855225</text:p>
          </table:table-cell>
          <table:table-cell office:value-type="float" office:value="-0.8029785">
            <text:p>-0.8029785</text:p>
          </table:table-cell>
          <table:table-cell office:value-type="float" office:value="-0.7895508">
            <text:p>-0.7895508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855225">
            <text:p>-0.7855225</text:p>
          </table:table-cell>
          <table:table-cell office:value-type="float" office:value="-0.7640381">
            <text:p>-0.7640381</text:p>
          </table:table-cell>
          <table:table-cell office:value-type="float" office:value="-0.7358399">
            <text:p>-0.7358399</text:p>
          </table:table-cell>
          <table:table-cell office:value-type="float" office:value="-0.7779134">
            <text:p>-0.7779134</text:p>
          </table:table-cell>
          <table:table-cell office:value-type="float" office:value="-0.7553101">
            <text:p>-0.7553101</text:p>
          </table:table-cell>
          <table:table-cell office:value-type="float" office:value="-0.7553101">
            <text:p>-0.7553101</text:p>
          </table:table-cell>
          <table:table-cell office:value-type="float" office:value="-0.7349446">
            <text:p>-0.7349446</text:p>
          </table:table-cell>
          <table:table-cell office:value-type="float" office:value="-0.5618388">
            <text:p>-0.5618388</text:p>
          </table:table-cell>
          <table:table-cell office:value-type="float" office:value="-0.4530741">
            <text:p>-0.4530741</text:p>
          </table:table-cell>
          <table:table-cell office:value-type="float" office:value="-0.3815714">
            <text:p>-0.3815714</text:p>
          </table:table-cell>
          <table:table-cell office:value-type="float" office:value="-0.3525899">
            <text:p>-0.3525899</text:p>
          </table:table-cell>
          <table:table-cell office:value-type="float" office:value="-0.2591553">
            <text:p>-0.2591553</text:p>
          </table:table-cell>
          <table:table-cell office:value-type="float" office:value="-0.1957092">
            <text:p>-0.1957092</text:p>
          </table:table-cell>
          <table:table-cell office:value-type="float" office:value="-0.247406">
            <text:p>-0.247406</text:p>
          </table:table-cell>
          <table:table-cell office:value-type="float" office:value="-0.2195435">
            <text:p>-0.2195435</text:p>
          </table:table-cell>
          <table:table-cell office:value-type="float" office:value="-0.1927999">
            <text:p>-0.1927999</text:p>
          </table:table-cell>
          <table:table-cell office:value-type="float" office:value="-0.1045125">
            <text:p>-0.1045125</text:p>
          </table:table-cell>
          <table:table-cell office:value-type="float" office:value="-0.1556498">
            <text:p>-0.1556498</text:p>
          </table:table-cell>
          <table:table-cell office:value-type="float" office:value="-0.1392009">
            <text:p>-0.1392009</text:p>
          </table:table-cell>
          <table:table-cell office:value-type="float" office:value="-0.1340535">
            <text:p>-0.1340535</text:p>
          </table:table-cell>
          <table:table-cell office:value-type="float" office:value="-0.2336426">
            <text:p>-0.2336426</text:p>
          </table:table-cell>
          <table:table-cell office:value-type="float" office:value="-0.2997742">
            <text:p>-0.2997742</text:p>
          </table:table-cell>
          <table:table-cell office:value-type="float" office:value="-0.1916809">
            <text:p>-0.1916809</text:p>
          </table:table-cell>
          <table:table-cell office:value-type="float" office:value="-0.2024231">
            <text:p>-0.2024231</text:p>
          </table:table-cell>
          <table:table-cell office:value-type="float" office:value="-0.1737773">
            <text:p>-0.1737773</text:p>
          </table:table-cell>
          <table:table-cell office:value-type="float" office:value="-0.1637065">
            <text:p>-0.1637065</text:p>
          </table:table-cell>
          <table:table-cell office:value-type="float" office:value="-0.1187235">
            <text:p>-0.1187235</text:p>
          </table:table-cell>
          <table:table-cell office:value-type="float" office:value="-0.111674">
            <text:p>-0.111674</text:p>
          </table:table-cell>
          <table:table-cell office:value-type="float" office:value="-0.1742249">
            <text:p>-0.1742249</text:p>
          </table:table-cell>
          <table:table-cell office:value-type="float" office:value="-0.2091369">
            <text:p>-0.2091369</text:p>
          </table:table-cell>
          <table:table-cell office:value-type="float" office:value="-0.2006327">
            <text:p>-0.2006327</text:p>
          </table:table-cell>
          <table:table-cell office:value-type="float" office:value="-0.1812744">
            <text:p>-0.1812744</text:p>
          </table:table-cell>
          <table:table-cell office:value-type="float" office:value="-0.1604614">
            <text:p>-0.1604614</text:p>
          </table:table-cell>
          <table:table-cell office:value-type="float" office:value="-0.1832886">
            <text:p>-0.1832886</text:p>
          </table:table-cell>
          <table:table-cell office:value-type="float" office:value="-0.1968282">
            <text:p>-0.1968282</text:p>
          </table:table-cell>
          <table:table-cell office:value-type="float" office:value="-0.1933594">
            <text:p>-0.1933594</text:p>
          </table:table-cell>
          <table:table-cell office:value-type="float" office:value="-0.2546794">
            <text:p>-0.2546794</text:p>
          </table:table-cell>
          <table:table-cell office:value-type="float" office:value="-0.3157755">
            <text:p>-0.3157755</text:p>
          </table:table-cell>
          <table:table-cell office:value-type="float" office:value="-0.3673604">
            <text:p>-0.3673604</text:p>
          </table:table-cell>
          <table:table-cell office:value-type="float" office:value="-0.3869425">
            <text:p>-0.3869425</text:p>
          </table:table-cell>
          <table:table-cell office:value-type="float" office:value="-0.383138">
            <text:p>-0.383138</text:p>
          </table:table-cell>
          <table:table-cell office:value-type="float" office:value="-0.4120077">
            <text:p>-0.4120077</text:p>
          </table:table-cell>
          <table:table-cell office:value-type="float" office:value="-0.4590047">
            <text:p>-0.4590047</text:p>
          </table:table-cell>
          <table:table-cell office:value-type="float" office:value="-0.4498291">
            <text:p>-0.4498291</text:p>
          </table:table-cell>
          <table:table-cell office:value-type="float" office:value="-0.5008545">
            <text:p>-0.5008545</text:p>
          </table:table-cell>
          <table:table-cell office:value-type="float" office:value="-0.5249125">
            <text:p>-0.5249125</text:p>
          </table:table-cell>
          <table:table-cell office:value-type="float" office:value="-0.4888814">
            <text:p>-0.4888814</text:p>
          </table:table-cell>
          <table:table-cell office:value-type="float" office:value="-0.5203247">
            <text:p>-0.5203247</text:p>
          </table:table-cell>
          <table:table-cell office:value-type="float" office:value="-0.4816081">
            <text:p>-0.4816081</text:p>
          </table:table-cell>
          <table:table-cell office:value-type="float" office:value="-0.4632568">
            <text:p>-0.4632568</text:p>
          </table:table-cell>
          <table:table-cell office:value-type="float" office:value="-0.4807129">
            <text:p>-0.4807129</text:p>
          </table:table-cell>
          <table:table-cell office:value-type="float" office:value="-0.4933573">
            <text:p>-0.4933573</text:p>
          </table:table-cell>
          <table:table-cell office:value-type="float" office:value="-0.498057">
            <text:p>-0.498057</text:p>
          </table:table-cell>
          <table:table-cell office:value-type="float" office:value="-0.513499">
            <text:p>-0.513499</text:p>
          </table:table-cell>
          <table:table-cell office:value-type="float" office:value="-0.5342001">
            <text:p>-0.5342001</text:p>
          </table:table-cell>
          <table:table-cell office:value-type="float" office:value="-0.5065613">
            <text:p>-0.5065613</text:p>
          </table:table-cell>
          <table:table-cell office:value-type="float" office:value="-0.4830627">
            <text:p>-0.4830627</text:p>
          </table:table-cell>
          <table:table-cell office:value-type="float" office:value="-0.5228984">
            <text:p>-0.5228984</text:p>
          </table:table-cell>
          <table:table-cell office:value-type="float" office:value="-0.5397949">
            <text:p>-0.5397949</text:p>
          </table:table-cell>
          <table:table-cell office:value-type="float" office:value="-0.5457255">
            <text:p>-0.5457255</text:p>
          </table:table-cell>
          <table:table-cell office:value-type="float" office:value="-0.5394592">
            <text:p>-0.5394592</text:p>
          </table:table-cell>
          <table:table-cell office:value-type="float" office:value="-0.565979">
            <text:p>-0.565979</text:p>
          </table:table-cell>
          <table:table-cell office:value-type="float" office:value="-0.5218913">
            <text:p>-0.5218913</text:p>
          </table:table-cell>
          <table:table-cell office:value-type="float" office:value="-0.5366618">
            <text:p>-0.5366618</text:p>
          </table:table-cell>
          <table:table-cell office:value-type="float" office:value="-0.5319621">
            <text:p>-0.5319621</text:p>
          </table:table-cell>
          <table:table-cell office:value-type="float" office:value="-0.5628459">
            <text:p>-0.5628459</text:p>
          </table:table-cell>
          <table:table-cell office:value-type="float" office:value="-0.6530355">
            <text:p>-0.6530355</text:p>
          </table:table-cell>
          <table:table-cell office:value-type="float" office:value="-0.6428528">
            <text:p>-0.6428528</text:p>
          </table:table-cell>
          <table:table-cell office:value-type="float" office:value="-0.6778768">
            <text:p>-0.6778768</text:p>
          </table:table-cell>
          <table:table-cell office:value-type="float" office:value="-0.7049561">
            <text:p>-0.7049561</text:p>
          </table:table-cell>
          <table:table-cell office:value-type="float" office:value="-0.7356161">
            <text:p>-0.7356161</text:p>
          </table:table-cell>
          <table:table-cell office:value-type="float" office:value="-0.7250977">
            <text:p>-0.7250977</text:p>
          </table:table-cell>
          <table:table-cell office:value-type="float" office:value="-0.7430013">
            <text:p>-0.7430013</text:p>
          </table:table-cell>
          <table:table-cell office:value-type="float" office:value="-0.7999573">
            <text:p>-0.7999573</text:p>
          </table:table-cell>
          <table:table-cell office:value-type="float" office:value="-0.7897746">
            <text:p>-0.7897746</text:p>
          </table:table-cell>
          <table:table-cell office:value-type="float" office:value="-0.8011882">
            <text:p>-0.8011882</text:p>
          </table:table-cell>
          <table:table-cell office:value-type="float" office:value="-0.7658285">
            <text:p>-0.7658285</text:p>
          </table:table-cell>
          <table:table-cell office:value-type="float" office:value="-0.7955933">
            <text:p>-0.7955933</text:p>
          </table:table-cell>
          <table:table-cell office:value-type="float" office:value="-0.76">
            <text:p>-0.76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8.448497115079558">
            <text:p>8.448497115079558</text:p>
          </table:table-cell>
          <table:table-cell office:value-type="float" office:value="8.388528217996809">
            <text:p>8.388528217996809</text:p>
          </table:table-cell>
          <table:table-cell office:value-type="float" office:value="8.041346320454755">
            <text:p>8.041346320454755</text:p>
          </table:table-cell>
          <table:table-cell office:value-type="float" office:value="7.875231595842347">
            <text:p>7.875231595842347</text:p>
          </table:table-cell>
          <table:table-cell office:value-type="float" office:value="7.729193298141992">
            <text:p>7.729193298141992</text:p>
          </table:table-cell>
          <table:table-cell office:value-type="float" office:value="7.766796971806722">
            <text:p>7.766796971806722</text:p>
          </table:table-cell>
          <table:table-cell office:value-type="float" office:value="7.789791904908706">
            <text:p>7.789791904908706</text:p>
          </table:table-cell>
          <table:table-cell office:value-type="float" office:value="9.041320801083947">
            <text:p>9.041320801083947</text:p>
          </table:table-cell>
          <table:table-cell office:value-type="float" office:value="9.712114864488422">
            <text:p>9.712114864488422</text:p>
          </table:table-cell>
          <table:table-cell office:value-type="float" office:value="9.618910632493582">
            <text:p>9.618910632493582</text:p>
          </table:table-cell>
          <table:table-cell office:value-type="float" office:value="9.418998581830987">
            <text:p>9.418998581830987</text:p>
          </table:table-cell>
          <table:table-cell office:value-type="float" office:value="9.54902533627036">
            <text:p>9.54902533627036</text:p>
          </table:table-cell>
          <table:table-cell office:value-type="float" office:value="9.944348112435948">
            <text:p>9.944348112435948</text:p>
          </table:table-cell>
          <table:table-cell office:value-type="float" office:value="9.856688722432422">
            <text:p>9.856688722432422</text:p>
          </table:table-cell>
          <table:table-cell office:value-type="float" office:value="9.125625181024985">
            <text:p>9.125625181024985</text:p>
          </table:table-cell>
          <table:table-cell office:value-type="float" office:value="9.39563815653458">
            <text:p>9.39563815653458</text:p>
          </table:table-cell>
          <table:table-cell office:value-type="float" office:value="9.399499053028693">
            <text:p>9.399499053028693</text:p>
          </table:table-cell>
          <table:table-cell office:value-type="float" office:value="9.227097045325026">
            <text:p>9.227097045325026</text:p>
          </table:table-cell>
          <table:table-cell office:value-type="float" office:value="8.663158313303365">
            <text:p>8.663158313303365</text:p>
          </table:table-cell>
          <table:table-cell office:value-type="float" office:value="8.510171367193063">
            <text:p>8.510171367193063</text:p>
          </table:table-cell>
          <table:table-cell office:value-type="float" office:value="8.541223510575515">
            <text:p>8.541223510575515</text:p>
          </table:table-cell>
          <table:table-cell office:value-type="float" office:value="8.38357297955779">
            <text:p>8.38357297955779</text:p>
          </table:table-cell>
          <table:table-cell office:value-type="float" office:value="8.120277660398564">
            <text:p>8.120277660398564</text:p>
          </table:table-cell>
          <table:table-cell office:value-type="float" office:value="7.963191160230297">
            <text:p>7.963191160230297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.421175623005902">
            <text:p>2.421175623005902</text:p>
          </table:table-cell>
          <table:table-cell office:value-type="float" office:value="2.336484913605725">
            <text:p>2.336484913605725</text:p>
          </table:table-cell>
          <table:table-cell office:value-type="float" office:value="2.204796536902242">
            <text:p>2.204796536902242</text:p>
          </table:table-cell>
          <table:table-cell office:value-type="float" office:value="2.026743046488507">
            <text:p>2.026743046488507</text:p>
          </table:table-cell>
          <table:table-cell office:value-type="float" office:value="1.875086672000926">
            <text:p>1.875086672000926</text:p>
          </table:table-cell>
          <table:table-cell office:value-type="float" office:value="1.8825020868031856">
            <text:p>1.8825020868031856</text:p>
          </table:table-cell>
          <table:table-cell office:value-type="float" office:value="2.061900059049621">
            <text:p>2.061900059049621</text:p>
          </table:table-cell>
          <table:table-cell office:value-type="float" office:value="2.2330543700807994">
            <text:p>2.2330543700807994</text:p>
          </table:table-cell>
          <table:table-cell office:value-type="float" office:value="2.422522649187379">
            <text:p>2.422522649187379</text:p>
          </table:table-cell>
          <table:table-cell office:value-type="float" office:value="2.61034056340561">
            <text:p>2.61034056340561</text:p>
          </table:table-cell>
          <table:table-cell office:value-type="float" office:value="2.3453513987388983">
            <text:p>2.3453513987388983</text:p>
          </table:table-cell>
          <table:table-cell office:value-type="float" office:value="2.4748169743536543">
            <text:p>2.4748169743536543</text:p>
          </table:table-cell>
          <table:table-cell office:value-type="float" office:value="2.5217309501364795">
            <text:p>2.5217309501364795</text:p>
          </table:table-cell>
          <table:table-cell office:value-type="float" office:value="2.564022938613703">
            <text:p>2.564022938613703</text:p>
          </table:table-cell>
          <table:table-cell office:value-type="float" office:value="2.2522822825032476">
            <text:p>2.2522822825032476</text:p>
          </table:table-cell>
          <table:table-cell office:value-type="float" office:value="2.3339078762786682">
            <text:p>2.3339078762786682</text:p>
          </table:table-cell>
          <table:table-cell office:value-type="float" office:value="2.355490263471209">
            <text:p>2.355490263471209</text:p>
          </table:table-cell>
          <table:table-cell office:value-type="float" office:value="2.476971614474278">
            <text:p>2.476971614474278</text:p>
          </table:table-cell>
          <table:table-cell office:value-type="float" office:value="2.466156996939465">
            <text:p>2.466156996939465</text:p>
          </table:table-cell>
          <table:table-cell office:value-type="float" office:value="2.541662162336246">
            <text:p>2.541662162336246</text:p>
          </table:table-cell>
          <table:table-cell office:value-type="float" office:value="2.7119512733909894">
            <text:p>2.7119512733909894</text:p>
          </table:table-cell>
          <table:table-cell office:value-type="float" office:value="2.4400338962328334">
            <text:p>2.4400338962328334</text:p>
          </table:table-cell>
          <table:table-cell office:value-type="float" office:value="2.4734214238195564">
            <text:p>2.4734214238195564</text:p>
          </table:table-cell>
          <table:table-cell office:value-type="float" office:value="2.41489187758725">
            <text:p>2.41489187758725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.6995736203713568">
            <text:p>0.6995736203713568</text:p>
          </table:table-cell>
          <table:table-cell office:value-type="float" office:value="0.7693501855587049">
            <text:p>0.7693501855587049</text:p>
          </table:table-cell>
          <table:table-cell office:value-type="float" office:value="0.725907862712025">
            <text:p>0.725907862712025</text:p>
          </table:table-cell>
          <table:table-cell office:value-type="float" office:value="0.7228554765317989">
            <text:p>0.7228554765317989</text:p>
          </table:table-cell>
          <table:table-cell office:value-type="float" office:value="0.6999552801084334">
            <text:p>0.6999552801084334</text:p>
          </table:table-cell>
          <table:table-cell office:value-type="float" office:value="0.7335078009301167">
            <text:p>0.7335078009301167</text:p>
          </table:table-cell>
          <table:table-cell office:value-type="float" office:value="0.7605678736638276">
            <text:p>0.7605678736638276</text:p>
          </table:table-cell>
          <table:table-cell office:value-type="float" office:value="1.354858059689767">
            <text:p>1.354858059689767</text:p>
          </table:table-cell>
          <table:table-cell office:value-type="float" office:value="1.5728879858679918">
            <text:p>1.5728879858679918</text:p>
          </table:table-cell>
          <table:table-cell office:value-type="float" office:value="1.5220063251008338">
            <text:p>1.5220063251008338</text:p>
          </table:table-cell>
          <table:table-cell office:value-type="float" office:value="1.4761038713219174">
            <text:p>1.4761038713219174</text:p>
          </table:table-cell>
          <table:table-cell office:value-type="float" office:value="1.481565013285264">
            <text:p>1.481565013285264</text:p>
          </table:table-cell>
          <table:table-cell office:value-type="float" office:value="1.5813319423298557">
            <text:p>1.5813319423298557</text:p>
          </table:table-cell>
          <table:table-cell office:value-type="float" office:value="1.5455692122985065">
            <text:p>1.5455692122985065</text:p>
          </table:table-cell>
          <table:table-cell office:value-type="float" office:value="1.0894230934466214">
            <text:p>1.0894230934466214</text:p>
          </table:table-cell>
          <table:table-cell office:value-type="float" office:value="1.422873597576948">
            <text:p>1.422873597576948</text:p>
          </table:table-cell>
          <table:table-cell office:value-type="float" office:value="1.424614127243707">
            <text:p>1.424614127243707</text:p>
          </table:table-cell>
          <table:table-cell office:value-type="float" office:value="1.3582666193942183">
            <text:p>1.3582666193942183</text:p>
          </table:table-cell>
          <table:table-cell office:value-type="float" office:value="1.0614457714613619">
            <text:p>1.0614457714613619</text:p>
          </table:table-cell>
          <table:table-cell office:value-type="float" office:value="0.9577434504763571">
            <text:p>0.9577434504763571</text:p>
          </table:table-cell>
          <table:table-cell office:value-type="float" office:value="1.0109478737752498">
            <text:p>1.0109478737752498</text:p>
          </table:table-cell>
          <table:table-cell office:value-type="float" office:value="1.009532257078542">
            <text:p>1.009532257078542</text:p>
          </table:table-cell>
          <table:table-cell office:value-type="float" office:value="0.7302965319204653">
            <text:p>0.7302965319204653</text:p>
          </table:table-cell>
          <table:table-cell office:value-type="float" office:value="0.7314064606138281">
            <text:p>0.731406460613828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.009066973456181224">
            <text:p>0.009066973456181224</text:p>
          </table:table-cell>
          <table:table-cell office:value-type="float" office:value="-0.04590872733744577">
            <text:p>-0.04590872733744577</text:p>
          </table:table-cell>
          <table:table-cell office:value-type="float" office:value="-0.05349942697916509">
            <text:p>-0.05349942697916509</text:p>
          </table:table-cell>
          <table:table-cell office:value-type="float" office:value="-0.07329921144928775">
            <text:p>-0.07329921144928775</text:p>
          </table:table-cell>
          <table:table-cell office:value-type="float" office:value="-0.0895064919804422">
            <text:p>-0.0895064919804422</text:p>
          </table:table-cell>
          <table:table-cell office:value-type="float" office:value="-0.06931048574189874">
            <text:p>-0.06931048574189874</text:p>
          </table:table-cell>
          <table:table-cell office:value-type="float" office:value="-0.08331674524216542">
            <text:p>-0.08331674524216542</text:p>
          </table:table-cell>
          <table:table-cell office:value-type="float" office:value="0.1760586990342235">
            <text:p>0.1760586990342235</text:p>
          </table:table-cell>
          <table:table-cell office:value-type="float" office:value="0.224745649716311">
            <text:p>0.224745649716311</text:p>
          </table:table-cell>
          <table:table-cell office:value-type="float" office:value="0.29157582319506486">
            <text:p>0.29157582319506486</text:p>
          </table:table-cell>
          <table:table-cell office:value-type="float" office:value="0.16586991891557026">
            <text:p>0.16586991891557026</text:p>
          </table:table-cell>
          <table:table-cell office:value-type="float" office:value="0.14992894478461533">
            <text:p>0.14992894478461533</text:p>
          </table:table-cell>
          <table:table-cell office:value-type="float" office:value="0.10530775685544587">
            <text:p>0.10530775685544587</text:p>
          </table:table-cell>
          <table:table-cell office:value-type="float" office:value="0.14566854860058587">
            <text:p>0.14566854860058587</text:p>
          </table:table-cell>
          <table:table-cell office:value-type="float" office:value="0.06360105957163142">
            <text:p>0.06360105957163142</text:p>
          </table:table-cell>
          <table:table-cell office:value-type="float" office:value="0.05576401387648322">
            <text:p>0.05576401387648322</text:p>
          </table:table-cell>
          <table:table-cell office:value-type="float" office:value="0.06215552090706218">
            <text:p>0.06215552090706218</text:p>
          </table:table-cell>
          <table:table-cell office:value-type="float" office:value="0.11919893726585738">
            <text:p>0.11919893726585738</text:p>
          </table:table-cell>
          <table:table-cell office:value-type="float" office:value="0.21583854681508252">
            <text:p>0.21583854681508252</text:p>
          </table:table-cell>
          <table:table-cell office:value-type="float" office:value="0.2158641986909998">
            <text:p>0.2158641986909998</text:p>
          </table:table-cell>
          <table:table-cell office:value-type="float" office:value="0.17487155735210178">
            <text:p>0.17487155735210178</text:p>
          </table:table-cell>
          <table:table-cell office:value-type="float" office:value="0.1307539946830964">
            <text:p>0.1307539946830964</text:p>
          </table:table-cell>
          <table:table-cell office:value-type="float" office:value="0.07564804747007307">
            <text:p>0.07564804747007307</text:p>
          </table:table-cell>
          <table:table-cell office:value-type="float" office:value="0.014701753080148008">
            <text:p>0.014701753080148008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.0">
            <text:p>10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.0">
            <text:p>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.0">
            <text:p>10.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.0">
            <text:p>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5">
            <text:p>0.95</text:p>
          </table:table-cell>
          <table:table-cell office:value-type="float" office:value="1.05">
            <text:p>1.0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025">
            <text:p>0.0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5">
            <text:p>0.95</text:p>
          </table:table-cell>
          <table:table-cell office:value-type="float" office:value="1.05">
            <text:p>1.05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0814116436363637">
            <text:p>1.0814116436363637</text:p>
          </table:table-cell>
          <table:table-cell office:value-type="float" office:value="1.0784293154545455">
            <text:p>1.0784293154545455</text:p>
          </table:table-cell>
          <table:table-cell office:value-type="float" office:value="1.0873144890909092">
            <text:p>1.0873144890909092</text:p>
          </table:table-cell>
          <table:table-cell office:value-type="float" office:value="1.0813394527272726">
            <text:p>1.0813394527272726</text:p>
          </table:table-cell>
          <table:table-cell office:value-type="float" office:value="1.0842628036363637">
            <text:p>1.0842628036363637</text:p>
          </table:table-cell>
          <table:table-cell office:value-type="float" office:value="1.0841475854545455">
            <text:p>1.0841475854545455</text:p>
          </table:table-cell>
          <table:table-cell office:value-type="float" office:value="1.0811319718181818">
            <text:p>1.0811319718181818</text:p>
          </table:table-cell>
          <table:table-cell office:value-type="float" office:value="1.079229528181818">
            <text:p>1.079229528181818</text:p>
          </table:table-cell>
          <table:table-cell office:value-type="float" office:value="1.0813017663636364">
            <text:p>1.0813017663636364</text:p>
          </table:table-cell>
          <table:table-cell office:value-type="float" office:value="1.0785476545454546">
            <text:p>1.0785476545454546</text:p>
          </table:table-cell>
          <table:table-cell office:value-type="float" office:value="1.0825437454545455">
            <text:p>1.0825437454545455</text:p>
          </table:table-cell>
          <table:table-cell office:value-type="float" office:value="1.0804905172727273">
            <text:p>1.0804905172727273</text:p>
          </table:table-cell>
          <table:table-cell office:value-type="float" office:value="1.0764019363636363">
            <text:p>1.0764019363636363</text:p>
          </table:table-cell>
          <table:table-cell office:value-type="float" office:value="1.0806326263636363">
            <text:p>1.0806326263636363</text:p>
          </table:table-cell>
          <table:table-cell office:value-type="float" office:value="1.07938999">
            <text:p>1.07938999</text:p>
          </table:table-cell>
          <table:table-cell office:value-type="float" office:value="1.0776450718181818">
            <text:p>1.0776450718181818</text:p>
          </table:table-cell>
          <table:table-cell office:value-type="float" office:value="1.0803683218181819">
            <text:p>1.0803683218181819</text:p>
          </table:table-cell>
          <table:table-cell office:value-type="float" office:value="1.0761546018181818">
            <text:p>1.0761546018181818</text:p>
          </table:table-cell>
          <table:table-cell office:value-type="float" office:value="1.0700334254545454">
            <text:p>1.0700334254545454</text:p>
          </table:table-cell>
          <table:table-cell office:value-type="float" office:value="1.0668369390909092">
            <text:p>1.0668369390909092</text:p>
          </table:table-cell>
          <table:table-cell office:value-type="float" office:value="1.0684956827272727">
            <text:p>1.0684956827272727</text:p>
          </table:table-cell>
          <table:table-cell office:value-type="float" office:value="1.0647806036363636">
            <text:p>1.0647806036363636</text:p>
          </table:table-cell>
          <table:table-cell office:value-type="float" office:value="1.064484089090909">
            <text:p>1.064484089090909</text:p>
          </table:table-cell>
          <table:table-cell office:value-type="float" office:value="1.0571688954545455">
            <text:p>1.0571688954545455</text:p>
          </table:table-cell>
          <table:table-cell office:value-type="float" office:value="1.0488297118181817">
            <text:p>1.0488297118181817</text:p>
          </table:table-cell>
          <table:table-cell office:value-type="float" office:value="1.0431990609090909">
            <text:p>1.0431990609090909</text:p>
          </table:table-cell>
          <table:table-cell office:value-type="float" office:value="1.03798402">
            <text:p>1.03798402</text:p>
          </table:table-cell>
          <table:table-cell office:value-type="float" office:value="1.0385568818181818">
            <text:p>1.0385568818181818</text:p>
          </table:table-cell>
          <table:table-cell office:value-type="float" office:value="1.0328818418181818">
            <text:p>1.0328818418181818</text:p>
          </table:table-cell>
          <table:table-cell office:value-type="float" office:value="1.02769172">
            <text:p>1.02769172</text:p>
          </table:table-cell>
          <table:table-cell office:value-type="float" office:value="1.0238591700000002">
            <text:p>1.0238591700000002</text:p>
          </table:table-cell>
          <table:table-cell office:value-type="float" office:value="1.0177857163636364">
            <text:p>1.0177857163636364</text:p>
          </table:table-cell>
          <table:table-cell office:value-type="float" office:value="1.0232840245454544">
            <text:p>1.0232840245454544</text:p>
          </table:table-cell>
          <table:table-cell office:value-type="float" office:value="1.0199102090909091">
            <text:p>1.0199102090909091</text:p>
          </table:table-cell>
          <table:table-cell office:value-type="float" office:value="1.0227921336363637">
            <text:p>1.0227921336363637</text:p>
          </table:table-cell>
          <table:table-cell office:value-type="float" office:value="1.022699">
            <text:p>1.022699</text:p>
          </table:table-cell>
          <table:table-cell office:value-type="float" office:value="1.0186878245454545">
            <text:p>1.0186878245454545</text:p>
          </table:table-cell>
          <table:table-cell office:value-type="float" office:value="1.0239152336363637">
            <text:p>1.0239152336363637</text:p>
          </table:table-cell>
          <table:table-cell office:value-type="float" office:value="1.0215450963636363">
            <text:p>1.0215450963636363</text:p>
          </table:table-cell>
          <table:table-cell office:value-type="float" office:value="1.0256764527272728">
            <text:p>1.0256764527272728</text:p>
          </table:table-cell>
          <table:table-cell office:value-type="float" office:value="1.0321766881818182">
            <text:p>1.0321766881818182</text:p>
          </table:table-cell>
          <table:table-cell office:value-type="float" office:value="1.0385727736363637">
            <text:p>1.0385727736363637</text:p>
          </table:table-cell>
          <table:table-cell office:value-type="float" office:value="1.0295733781818182">
            <text:p>1.0295733781818182</text:p>
          </table:table-cell>
          <table:table-cell office:value-type="float" office:value="1.0235500381818181">
            <text:p>1.0235500381818181</text:p>
          </table:table-cell>
          <table:table-cell office:value-type="float" office:value="1.0291882763636364">
            <text:p>1.0291882763636364</text:p>
          </table:table-cell>
          <table:table-cell office:value-type="float" office:value="1.0247084736363636">
            <text:p>1.0247084736363636</text:p>
          </table:table-cell>
          <table:table-cell office:value-type="float" office:value="1.0156272609090908">
            <text:p>1.0156272609090908</text:p>
          </table:table-cell>
          <table:table-cell office:value-type="float" office:value="1.0219101172727272">
            <text:p>1.0219101172727272</text:p>
          </table:table-cell>
          <table:table-cell office:value-type="float" office:value="1.0277458245454547">
            <text:p>1.0277458245454547</text:p>
          </table:table-cell>
          <table:table-cell office:value-type="float" office:value="1.0279236618181817">
            <text:p>1.0279236618181817</text:p>
          </table:table-cell>
          <table:table-cell office:value-type="float" office:value="1.0264796645454546">
            <text:p>1.0264796645454546</text:p>
          </table:table-cell>
          <table:table-cell office:value-type="float" office:value="1.0276570127272728">
            <text:p>1.0276570127272728</text:p>
          </table:table-cell>
          <table:table-cell office:value-type="float" office:value="1.0355549236363637">
            <text:p>1.0355549236363637</text:p>
          </table:table-cell>
          <table:table-cell office:value-type="float" office:value="1.0324189954545455">
            <text:p>1.0324189954545455</text:p>
          </table:table-cell>
          <table:table-cell office:value-type="float" office:value="1.0337610281818181">
            <text:p>1.0337610281818181</text:p>
          </table:table-cell>
          <table:table-cell office:value-type="float" office:value="1.038228850909091">
            <text:p>1.038228850909091</text:p>
          </table:table-cell>
          <table:table-cell office:value-type="float" office:value="1.039107421818182">
            <text:p>1.039107421818182</text:p>
          </table:table-cell>
          <table:table-cell office:value-type="float" office:value="1.0396542554545454">
            <text:p>1.0396542554545454</text:p>
          </table:table-cell>
          <table:table-cell office:value-type="float" office:value="1.039864299090909">
            <text:p>1.039864299090909</text:p>
          </table:table-cell>
          <table:table-cell office:value-type="float" office:value="1.0472219627272727">
            <text:p>1.0472219627272727</text:p>
          </table:table-cell>
          <table:table-cell office:value-type="float" office:value="1.0489526454545455">
            <text:p>1.0489526454545455</text:p>
          </table:table-cell>
          <table:table-cell office:value-type="float" office:value="1.0510290609090909">
            <text:p>1.0510290609090909</text:p>
          </table:table-cell>
          <table:table-cell office:value-type="float" office:value="1.0536761472727272">
            <text:p>1.0536761472727272</text:p>
          </table:table-cell>
          <table:table-cell office:value-type="float" office:value="1.0476800036363636">
            <text:p>1.0476800036363636</text:p>
          </table:table-cell>
          <table:table-cell office:value-type="float" office:value="1.0465683481818182">
            <text:p>1.0465683481818182</text:p>
          </table:table-cell>
          <table:table-cell office:value-type="float" office:value="1.0397672427272728">
            <text:p>1.0397672427272728</text:p>
          </table:table-cell>
          <table:table-cell office:value-type="float" office:value="1.0369808763636363">
            <text:p>1.0369808763636363</text:p>
          </table:table-cell>
          <table:table-cell office:value-type="float" office:value="1.0373086327272727">
            <text:p>1.0373086327272727</text:p>
          </table:table-cell>
          <table:table-cell office:value-type="float" office:value="1.0246076245454545">
            <text:p>1.0246076245454545</text:p>
          </table:table-cell>
          <table:table-cell office:value-type="float" office:value="1.0261725827272727">
            <text:p>1.0261725827272727</text:p>
          </table:table-cell>
          <table:table-cell office:value-type="float" office:value="1.020341719090909">
            <text:p>1.020341719090909</text:p>
          </table:table-cell>
          <table:table-cell office:value-type="float" office:value="1.0188877009090909">
            <text:p>1.0188877009090909</text:p>
          </table:table-cell>
          <table:table-cell office:value-type="float" office:value="1.0273955463636364">
            <text:p>1.0273955463636364</text:p>
          </table:table-cell>
          <table:table-cell office:value-type="float" office:value="1.0249526981818182">
            <text:p>1.0249526981818182</text:p>
          </table:table-cell>
          <table:table-cell office:value-type="float" office:value="1.030659501818182">
            <text:p>1.030659501818182</text:p>
          </table:table-cell>
          <table:table-cell office:value-type="float" office:value="1.0367583672727272">
            <text:p>1.0367583672727272</text:p>
          </table:table-cell>
          <table:table-cell office:value-type="float" office:value="1.0283930945454545">
            <text:p>1.0283930945454545</text:p>
          </table:table-cell>
          <table:table-cell office:value-type="float" office:value="1.0405669636363637">
            <text:p>1.0405669636363637</text:p>
          </table:table-cell>
          <table:table-cell office:value-type="float" office:value="1.0383649127272727">
            <text:p>1.0383649127272727</text:p>
          </table:table-cell>
          <table:table-cell office:value-type="float" office:value="1.0326958618181818">
            <text:p>1.0326958618181818</text:p>
          </table:table-cell>
          <table:table-cell office:value-type="float" office:value="1.0427475918181819">
            <text:p>1.0427475918181819</text:p>
          </table:table-cell>
          <table:table-cell office:value-type="float" office:value="1.0371594045454546">
            <text:p>1.0371594045454546</text:p>
          </table:table-cell>
          <table:table-cell office:value-type="float" office:value="1.0414365036363638">
            <text:p>1.0414365036363638</text:p>
          </table:table-cell>
          <table:table-cell office:value-type="float" office:value="1.0519231063636363">
            <text:p>1.0519231063636363</text:p>
          </table:table-cell>
          <table:table-cell office:value-type="float" office:value="1.04946276">
            <text:p>1.04946276</text:p>
          </table:table-cell>
          <table:table-cell office:value-type="float" office:value="1.0488380654545455">
            <text:p>1.0488380654545455</text:p>
          </table:table-cell>
          <table:table-cell office:value-type="float" office:value="1.0502336754545454">
            <text:p>1.0502336754545454</text:p>
          </table:table-cell>
          <table:table-cell office:value-type="float" office:value="1.058722759090909">
            <text:p>1.058722759090909</text:p>
          </table:table-cell>
          <table:table-cell office:value-type="float" office:value="1.0657444927272728">
            <text:p>1.0657444927272728</text:p>
          </table:table-cell>
          <table:table-cell office:value-type="float" office:value="1.0652296363636362">
            <text:p>1.0652296363636362</text:p>
          </table:table-cell>
          <table:table-cell office:value-type="float" office:value="1.060265098181818">
            <text:p>1.060265098181818</text:p>
          </table:table-cell>
          <table:table-cell office:value-type="float" office:value="1.0739435618181818">
            <text:p>1.0739435618181818</text:p>
          </table:table-cell>
          <table:table-cell office:value-type="float" office:value="1.0751117136363637">
            <text:p>1.0751117136363637</text:p>
          </table:table-cell>
          <table:table-cell office:value-type="float" office:value="1.0673703254545455">
            <text:p>1.0673703254545455</text:p>
          </table:table-cell>
          <table:table-cell office:value-type="float" office:value="1.0650892363636364">
            <text:p>1.0650892363636364</text:p>
          </table:table-cell>
          <table:table-cell office:value-type="float" office:value="1.0689199054545455">
            <text:p>1.0689199054545455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.0299213096362618">
            <text:p>1.0299213096362618</text:p>
          </table:table-cell>
          <table:table-cell office:value-type="float" office:value="1.0270809820284927">
            <text:p>1.0270809820284927</text:p>
          </table:table-cell>
          <table:table-cell office:value-type="float" office:value="1.0355430970073347">
            <text:p>1.0355430970073347</text:p>
          </table:table-cell>
          <table:table-cell office:value-type="float" office:value="1.0298525560251162">
            <text:p>1.0298525560251162</text:p>
          </table:table-cell>
          <table:table-cell office:value-type="float" office:value="1.0326367145040218">
            <text:p>1.0326367145040218</text:p>
          </table:table-cell>
          <table:table-cell office:value-type="float" office:value="1.0325269823207126">
            <text:p>1.0325269823207126</text:p>
          </table:table-cell>
          <table:table-cell office:value-type="float" office:value="1.0296549541120308">
            <text:p>1.0296549541120308</text:p>
          </table:table-cell>
          <table:table-cell office:value-type="float" office:value="1.027843093426969">
            <text:p>1.027843093426969</text:p>
          </table:table-cell>
          <table:table-cell office:value-type="float" office:value="1.0298166640599982">
            <text:p>1.0298166640599982</text:p>
          </table:table-cell>
          <table:table-cell office:value-type="float" office:value="1.0271936865219273">
            <text:p>1.0271936865219273</text:p>
          </table:table-cell>
          <table:table-cell office:value-type="float" office:value="1.0309995075584726">
            <text:p>1.0309995075584726</text:p>
          </table:table-cell>
          <table:table-cell office:value-type="float" office:value="1.0290440417833036">
            <text:p>1.0290440417833036</text:p>
          </table:table-cell>
          <table:table-cell office:value-type="float" office:value="1.0251501345656182">
            <text:p>1.0251501345656182</text:p>
          </table:table-cell>
          <table:table-cell office:value-type="float" office:value="1.0291793844919581">
            <text:p>1.0291793844919581</text:p>
          </table:table-cell>
          <table:table-cell office:value-type="float" office:value="1.02799591501614">
            <text:p>1.02799591501614</text:p>
          </table:table-cell>
          <table:table-cell office:value-type="float" office:value="1.0263340793686309">
            <text:p>1.0263340793686309</text:p>
          </table:table-cell>
          <table:table-cell office:value-type="float" office:value="1.028927664543131">
            <text:p>1.028927664543131</text:p>
          </table:table-cell>
          <table:table-cell office:value-type="float" office:value="1.0249145766072107">
            <text:p>1.0249145766072107</text:p>
          </table:table-cell>
          <table:table-cell office:value-type="float" office:value="1.0190848539349526">
            <text:p>1.0190848539349526</text:p>
          </table:table-cell>
          <table:table-cell office:value-type="float" office:value="1.0160405650730346">
            <text:p>1.0160405650730346</text:p>
          </table:table-cell>
          <table:table-cell office:value-type="float" office:value="1.0176203292898962">
            <text:p>1.0176203292898962</text:p>
          </table:table-cell>
          <table:table-cell office:value-type="float" office:value="1.0140821399748217">
            <text:p>1.0140821399748217</text:p>
          </table:table-cell>
          <table:table-cell office:value-type="float" office:value="1.0137997436729345">
            <text:p>1.0137997436729345</text:p>
          </table:table-cell>
          <table:table-cell office:value-type="float" office:value="1.0068328556663728">
            <text:p>1.0068328556663728</text:p>
          </table:table-cell>
          <table:table-cell office:value-type="float" office:value="0.9988907339196708">
            <text:p>0.9988907339196708</text:p>
          </table:table-cell>
          <table:table-cell office:value-type="float" office:value="0.9935281808229653">
            <text:p>0.9935281808229653</text:p>
          </table:table-cell>
          <table:table-cell office:value-type="float" office:value="0.9885614488717198">
            <text:p>0.9885614488717198</text:p>
          </table:table-cell>
          <table:table-cell office:value-type="float" office:value="0.9891070344472909">
            <text:p>0.9891070344472909</text:p>
          </table:table-cell>
          <table:table-cell office:value-type="float" office:value="0.9837022058018509">
            <text:p>0.9837022058018509</text:p>
          </table:table-cell>
          <table:table-cell office:value-type="float" office:value="0.9787592064439199">
            <text:p>0.9787592064439199</text:p>
          </table:table-cell>
          <table:table-cell office:value-type="float" office:value="0.9751091394796201">
            <text:p>0.9751091394796201</text:p>
          </table:table-cell>
          <table:table-cell office:value-type="float" office:value="0.9693248672646981">
            <text:p>0.9693248672646981</text:p>
          </table:table-cell>
          <table:table-cell office:value-type="float" office:value="0.9745613790007471">
            <text:p>0.9745613790007471</text:p>
          </table:table-cell>
          <table:table-cell office:value-type="float" office:value="0.9713482043952545">
            <text:p>0.9713482043952545</text:p>
          </table:table-cell>
          <table:table-cell office:value-type="float" office:value="0.9740929089854018">
            <text:p>0.9740929089854018</text:p>
          </table:table-cell>
          <table:table-cell office:value-type="float" office:value="0.9740042098139999">
            <text:p>0.9740042098139999</text:p>
          </table:table-cell>
          <table:table-cell office:value-type="float" office:value="0.9701840224675472">
            <text:p>0.9701840224675472</text:p>
          </table:table-cell>
          <table:table-cell office:value-type="float" office:value="0.9751625337020019">
            <text:p>0.9751625337020019</text:p>
          </table:table-cell>
          <table:table-cell office:value-type="float" office:value="0.9729052481453782">
            <text:p>0.9729052481453782</text:p>
          </table:table-cell>
          <table:table-cell office:value-type="float" office:value="0.9768398941071164">
            <text:p>0.9768398941071164</text:p>
          </table:table-cell>
          <table:table-cell office:value-type="float" office:value="0.983030627350729">
            <text:p>0.983030627350729</text:p>
          </table:table-cell>
          <table:table-cell office:value-type="float" office:value="0.9891221695924418">
            <text:p>0.9891221695924418</text:p>
          </table:table-cell>
          <table:table-cell office:value-type="float" office:value="0.980551271353069">
            <text:p>0.980551271353069</text:p>
          </table:table-cell>
          <table:table-cell office:value-type="float" office:value="0.974814726663829">
            <text:p>0.974814726663829</text:p>
          </table:table-cell>
          <table:table-cell office:value-type="float" office:value="0.9801845057728582">
            <text:p>0.9801845057728582</text:p>
          </table:table-cell>
          <table:table-cell office:value-type="float" office:value="0.9759180043726418">
            <text:p>0.9759180043726418</text:p>
          </table:table-cell>
          <table:table-cell office:value-type="float" office:value="0.9672691845081653">
            <text:p>0.9672691845081653</text:p>
          </table:table-cell>
          <table:table-cell office:value-type="float" office:value="0.9732528889489035">
            <text:p>0.9732528889489035</text:p>
          </table:table-cell>
          <table:table-cell office:value-type="float" office:value="0.9788107348555474">
            <text:p>0.9788107348555474</text:p>
          </table:table-cell>
          <table:table-cell office:value-type="float" office:value="0.9789801045843708">
            <text:p>0.9789801045843708</text:p>
          </table:table-cell>
          <table:table-cell office:value-type="float" office:value="0.9776048617977873">
            <text:p>0.9776048617977873</text:p>
          </table:table-cell>
          <table:table-cell office:value-type="float" office:value="0.9787261517232764">
            <text:p>0.9787261517232764</text:p>
          </table:table-cell>
          <table:table-cell office:value-type="float" office:value="0.9862480115023419">
            <text:p>0.9862480115023419</text:p>
          </table:table-cell>
          <table:table-cell office:value-type="float" office:value="0.9832613974049728">
            <text:p>0.9832613974049728</text:p>
          </table:table-cell>
          <table:table-cell office:value-type="float" office:value="0.984539530585969">
            <text:p>0.984539530585969</text:p>
          </table:table-cell>
          <table:table-cell office:value-type="float" office:value="0.9887946224019054">
            <text:p>0.9887946224019054</text:p>
          </table:table-cell>
          <table:table-cell office:value-type="float" office:value="0.989631361035731">
            <text:p>0.989631361035731</text:p>
          </table:table-cell>
          <table:table-cell office:value-type="float" office:value="0.9901521577353326">
            <text:p>0.9901521577353326</text:p>
          </table:table-cell>
          <table:table-cell office:value-type="float" office:value="0.9903522003539944">
            <text:p>0.9903522003539944</text:p>
          </table:table-cell>
          <table:table-cell office:value-type="float" office:value="0.9973595361939763">
            <text:p>0.9973595361939763</text:p>
          </table:table-cell>
          <table:table-cell office:value-type="float" office:value="0.9990078141938727">
            <text:p>0.9990078141938727</text:p>
          </table:table-cell>
          <table:table-cell office:value-type="float" office:value="1.0009853632029653">
            <text:p>1.0009853632029653</text:p>
          </table:table-cell>
          <table:table-cell office:value-type="float" office:value="1.0035064111964835">
            <text:p>1.0035064111964835</text:p>
          </table:table-cell>
          <table:table-cell office:value-type="float" office:value="0.9977957679432218">
            <text:p>0.9977957679432218</text:p>
          </table:table-cell>
          <table:table-cell office:value-type="float" office:value="0.9967370428514891">
            <text:p>0.9967370428514891</text:p>
          </table:table-cell>
          <table:table-cell office:value-type="float" office:value="0.9902597652320564">
            <text:p>0.9902597652320564</text:p>
          </table:table-cell>
          <table:table-cell office:value-type="float" office:value="0.9876060689164581">
            <text:p>0.9876060689164581</text:p>
          </table:table-cell>
          <table:table-cell office:value-type="float" office:value="0.9879182194885963">
            <text:p>0.9879182194885963</text:p>
          </table:table-cell>
          <table:table-cell office:value-type="float" office:value="0.9758219571103471">
            <text:p>0.9758219571103471</text:p>
          </table:table-cell>
          <table:table-cell office:value-type="float" office:value="0.9773124013732963">
            <text:p>0.9773124013732963</text:p>
          </table:table-cell>
          <table:table-cell office:value-type="float" office:value="0.9717591684781144">
            <text:p>0.9717591684781144</text:p>
          </table:table-cell>
          <table:table-cell office:value-type="float" office:value="0.9703743819180054">
            <text:p>0.9703743819180054</text:p>
          </table:table-cell>
          <table:table-cell office:value-type="float" office:value="0.9784771348190782">
            <text:p>0.9784771348190782</text:p>
          </table:table-cell>
          <table:table-cell office:value-type="float" office:value="0.9761506004105891">
            <text:p>0.9761506004105891</text:p>
          </table:table-cell>
          <table:table-cell office:value-type="float" office:value="0.9815856802986109">
            <text:p>0.9815856802986109</text:p>
          </table:table-cell>
          <table:table-cell office:value-type="float" office:value="0.9873941543734035">
            <text:p>0.9873941543734035</text:p>
          </table:table-cell>
          <table:table-cell office:value-type="float" office:value="0.9794271857417671">
            <text:p>0.9794271857417671</text:p>
          </table:table-cell>
          <table:table-cell office:value-type="float" office:value="0.9910214082297818">
            <text:p>0.9910214082297818</text:p>
          </table:table-cell>
          <table:table-cell office:value-type="float" office:value="0.9889242057726763">
            <text:p>0.9889242057726763</text:p>
          </table:table-cell>
          <table:table-cell office:value-type="float" office:value="0.9835250810535708">
            <text:p>0.9835250810535708</text:p>
          </table:table-cell>
          <table:table-cell office:value-type="float" office:value="0.993098207981351">
            <text:p>0.993098207981351</text:p>
          </table:table-cell>
          <table:table-cell office:value-type="float" office:value="0.9877760966574273">
            <text:p>0.9877760966574273</text:p>
          </table:table-cell>
          <table:table-cell office:value-type="float" office:value="0.9918495459522219">
            <text:p>0.9918495459522219</text:p>
          </table:table-cell>
          <table:table-cell office:value-type="float" office:value="1.0018368395772381">
            <text:p>1.0018368395772381</text:p>
          </table:table-cell>
          <table:table-cell office:value-type="float" office:value="0.9994936401453599">
            <text:p>0.9994936401453599</text:p>
          </table:table-cell>
          <table:table-cell office:value-type="float" office:value="0.9988986898059927">
            <text:p>0.9988986898059927</text:p>
          </table:table-cell>
          <table:table-cell office:value-type="float" office:value="1.0002278492314527">
            <text:p>1.0002278492314527</text:p>
          </table:table-cell>
          <table:table-cell office:value-type="float" office:value="1.0083127336395543">
            <text:p>1.0083127336395543</text:p>
          </table:table-cell>
          <table:table-cell office:value-type="float" office:value="1.0150001344505564">
            <text:p>1.0150001344505564</text:p>
          </table:table-cell>
          <table:table-cell office:value-type="float" office:value="1.014509792457818">
            <text:p>1.014509792457818</text:p>
          </table:table-cell>
          <table:table-cell office:value-type="float" office:value="1.0097816357969889">
            <text:p>1.0097816357969889</text:p>
          </table:table-cell>
          <table:table-cell office:value-type="float" office:value="1.0228088130657709">
            <text:p>1.0228088130657709</text:p>
          </table:table-cell>
          <table:table-cell office:value-type="float" office:value="1.0239213445032818">
            <text:p>1.0239213445032818</text:p>
          </table:table-cell>
          <table:table-cell office:value-type="float" office:value="1.0165485547783526">
            <text:p>1.0165485547783526</text:p>
          </table:table-cell>
          <table:table-cell office:value-type="float" office:value="1.014376077463418">
            <text:p>1.014376077463418</text:p>
          </table:table-cell>
          <table:table-cell office:value-type="float" office:value="1.0180243530762327">
            <text:p>1.01802435307623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